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328cm" fo:break-before="auto" style:use-optimal-row-height="true"/>
    </style:style>
    <style:style style:name="ro4" style:family="table-row">
      <style:table-row-properties style:row-height="2.17cm" fo:break-before="auto" style:use-optimal-row-height="true"/>
    </style:style>
    <style:style style:name="ro5" style:family="table-row">
      <style:table-row-properties style:row-height="1.736cm" fo:break-before="auto" style:use-optimal-row-height="true"/>
    </style:style>
    <style:style style:name="ro6" style:family="table-row">
      <style:table-row-properties style:row-height="3.418cm" fo:break-before="auto" style:use-optimal-row-height="true"/>
    </style:style>
    <style:style style:name="ro7" style:family="table-row">
      <style:table-row-properties style:row-height="3.011cm" fo:break-before="auto" style:use-optimal-row-height="true"/>
    </style:style>
    <style:style style:name="ro8" style:family="table-row">
      <style:table-row-properties style:row-height="2.577cm" fo:break-before="auto" style:use-optimal-row-height="true"/>
    </style:style>
    <style:style style:name="ro9" style:family="table-row">
      <style:table-row-properties style:row-height="4.69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99ff33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2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3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2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1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3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4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3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2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5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zit</text:p>
          </table:table-cell>
          <table:table-cell table:style-name="ce3" office:value-type="string">
            <text:p>j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ɑr</text:p>
          </table:table-cell>
          <table:table-cell table:style-name="ce3" office:value-type="string">
            <text:p>j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3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dza</text:p>
          </table:table-cell>
          <table:table-cell table:style-name="ce3" office:value-type="string">
            <text:p>ja, ju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table:style-name="ce3" office:value-type="string">
            <text:p>j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5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1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1">
          <table:table-cell office:value-type="string">
            <text:p>gup &gt; gup-si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glu[m|p]t</text:p>
          </table:table-cell>
          <table:table-cell table:style-name="ce3"/>
          <table:table-cell/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um</text:p>
          </table:table-cell>
          <table:table-cell table:style-name="ce3"/>
          <table:table-cell/>
          <table:table-cell table:style-name="ce3"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6"/>
          <table:table-cell table:style-name="Default"/>
          <table:table-cell table:number-columns-repeated="1004"/>
        </table:table-row>
        <table:table-row table:style-name="ro3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3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2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4" office:value-type="string">
            <text:p>hɨtma (hɨttu)</text:p>
          </table:table-cell>
          <table:table-cell office:value-type="string">
            <text:p>burn</text:p>
          </table:table-cell>
          <table:table-cell table:style-name="ce4"/>
          <table:table-cell table:number-columns-repeated="1005"/>
        </table:table-row>
        <table:table-row table:style-name="ro2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3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4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2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1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|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e|i]p &gt; kep-t / kʰept</text:p>
          </table:table-cell>
          <table:table-cell table:style-name="ce3" office:value-type="string">
            <text:p>ky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1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o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5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aŋt &gt; gaŋ &gt; gaŋt</text:p>
          </table:table-cell>
          <table:table-cell table:style-name="ce3"/>
          <table:table-cell/>
          <table:table-cell table:style-name="ce3"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style-name="ce4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2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2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oŋ &gt; kʰoŋt</text:p>
          </table:table-cell>
          <table:table-cell table:style-name="ce3"/>
          <table:table-cell/>
          <table:table-cell table:style-name="ce3" office:value-type="string">
            <text:p>kh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style-name="ce3" office:value-type="string">
            <text:p>kʰonma (kʰonta)</text:p>
          </table:table-cell>
          <table:table-cell office:value-type="string">
            <text:p>to rise, to resurrec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ʰɑp &gt; gɑp &gt; gɑp-t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4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4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table:style-name="ce3" office:value-type="string">
            <text:p>ly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3">
          <table:table-cell office:value-type="string">
            <text:p>lɑkt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 office:value-type="string">
            <text:p>l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4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5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5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5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3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3">
          <table:table-cell office:value-type="string">
            <text:p>mɑ[k|ŋ]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2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3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1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4">
          <table:table-cell office:value-type="string">
            <text:p>nɛ:pt</text:p>
          </table:table-cell>
          <table:table-cell table:style-name="ce3" office:value-type="string">
            <text:p>ny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5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5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1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1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6"/>
          <table:table-cell table:number-columns-repeated="1005"/>
        </table:table-row>
        <table:table-row table:style-name="ro3">
          <table:table-cell office:value-type="string">
            <text:p>ŋet &gt; ŋet-t</text:p>
          </table:table-cell>
          <table:table-cell table:style-name="ce3" office:value-type="string">
            <text:p>ny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3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3">
          <table:table-cell office:value-type="string">
            <text:p>pum &gt; pum-t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er</text:p>
          </table:table-cell>
          <table:table-cell table:style-name="ce3" office:value-type="string">
            <text:p>phy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3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[r]ek &gt; pʰrek-t</text:p>
          </table:table-cell>
          <table:table-cell table:style-name="ce3" office:value-type="string">
            <text:p>phyak, phry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5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1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3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ram &gt; p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5">
          <table:table-cell table:style-name="ce2" office:value-type="string">
            <text:p>ru[m|p]t &gt; rups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j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3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5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3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ekt</text:p>
          </table:table-cell>
          <table:table-cell table:style-name="ce3" office:value-type="string">
            <text:p>sy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il</text:p>
          </table:table-cell>
          <table:table-cell table:style-name="ce3" office:value-type="string">
            <text:p>siy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">
          <table:table-cell office:value-type="string">
            <text:p>sent</text:p>
          </table:table-cell>
          <table:table-cell table:style-name="ce3" office:value-type="string">
            <text:p>sey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ɛt</text:p>
          </table:table-cell>
          <table:table-cell table:style-name="ce3" office:value-type="string">
            <text:p>sy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4">
          <table:table-cell office:value-type="string">
            <text:p>sɛl &gt; sɛl-t</text:p>
          </table:table-cell>
          <table:table-cell table:style-name="ce3" office:value-type="string">
            <text:p>sy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1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2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2">
          <table:table-cell office:value-type="string">
            <text:p>si</text:p>
          </table:table-cell>
          <table:table-cell table:style-name="ce3" office:value-type="string">
            <text:p>sy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5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3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5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2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3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2">
          <table:table-cell office:value-type="string">
            <text:p>tɑ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5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t]ɑn</text:p>
          </table:table-cell>
          <table:table-cell table:style-name="ce3"/>
          <table:table-cell/>
          <table:table-cell table:style-name="ce3" office:value-type="string">
            <text:p>ʦ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 office:value-type="string">
            <text:p>tanma (tanta</text:p>
          </table:table-cell>
          <table:table-cell office:value-type="string">
            <text:p>jum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ʰ|tʰ]om</text:p>
          </table:table-cell>
          <table:table-cell table:style-name="ce3"/>
          <table:table-cell/>
          <table:table-cell table:style-name="ce3" office:value-type="string">
            <text:p>tsh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style-name="ce3" office:value-type="string">
            <text:p>tʰomma (tʰoma)</text:p>
          </table:table-cell>
          <table:table-cell office:value-type="string">
            <text:p>to dan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8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6"/>
          <table:table-cell table:style-name="ce7"/>
          <table:table-cell table:style-name="ce2"/>
          <table:table-cell table:number-columns-repeated="1003"/>
        </table:table-row>
        <table:table-row table:style-name="ro4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ek &gt; sek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5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ts[o|u]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1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2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[e|a]k &gt; tsak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1">
          <table:table-cell office:value-type="string">
            <text:p>tsi:[m|p]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1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2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7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5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4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2">
          <table:table-cell/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pt</text:p>
          </table:table-cell>
          <table:table-cell office:value-type="string">
            <text:p>put to sleep</text:p>
          </table:table-cell>
          <table:table-cell table:number-columns-repeated="1004"/>
        </table:table-row>
        <table:table-row table:style-name="ro3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3">
          <table:table-cell office:value-type="string">
            <text:p>ʔɔ:k &gt; ʔɔ:k-t</text:p>
          </table:table-cell>
          <table:table-cell table:style-name="ce3"/>
          <table:table-cell/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{a|e]t &gt; ʔet-t</text:p>
          </table:table-cell>
          <table:table-cell table:style-name="ce3"/>
          <table:table-cell/>
          <table:table-cell table:style-name="ce3" office:value-type="string">
            <text:p>ʔ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style-name="ce3" office:value-type="string">
            <text:p>etma (ettu)</text:p>
          </table:table-cell>
          <table:table-cell office:value-type="string">
            <text:p>te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2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ʔɔr &gt; ʔɔr-si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3">
          <table:table-cell office:value-type="string">
            <text:p>ʔ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2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5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0" table:number-rows-repeated="65278">
          <table:table-cell table:number-columns-repeated="1014"/>
        </table:table-row>
        <table:table-row table:style-name="ro10">
          <table:table-cell table:number-columns-repeated="1014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0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kg</text:p>
          </table:table-cell>
          <table:table-cell table:style-name="ce7" office:value-type="string">
            <text:p>lb</text:p>
          </table:table-cell>
          <table:table-cell table:style-name="ce7" office:value-type="string">
            <text:p>bt</text:p>
          </table:table-cell>
          <table:table-cell table:style-name="ce9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9"/>
          <table:table-cell table:number-columns-repeated="2" office:value-type="string">
            <text:p>ont</text:p>
          </table:table-cell>
          <table:table-cell/>
          <table:table-cell table:style-name="ce9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14" office:value-type="string">
            <text:p>ponma (poy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0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9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15" office:value-type="string">
            <text:p>bʰokma (bʰok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9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9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9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0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</text:p>
          </table:table-cell>
          <table:table-cell table:number-columns-repeated="2" table:style-name="ce7" office:value-type="string">
            <text:p>uŋ</text:p>
          </table:table-cell>
          <table:table-cell table:style-name="ce9"/>
          <table:table-cell table:style-name="ce7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0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9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7" office:value-type="string">
            <text:p>patma, para / butma (buttu) « to call »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0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9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9"/>
          <table:table-cell table:style-name="ce7" office:value-type="string">
            <text:p>dok</text:p>
          </table:table-cell>
          <table:table-cell office:value-type="string">
            <text:p>be enough</text:p>
          </table:table-cell>
          <table:table-cell table:style-name="ce8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9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9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9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9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9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8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9"/>
          <table:table-cell table:number-columns-repeated="3" office:value-type="string">
            <text:p>a</text:p>
          </table:table-cell>
          <table:table-cell table:style-name="ce9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9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9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9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ŋ</text:p>
          </table:table-cell>
          <table:table-cell table:style-name="ce7" office:value-type="string">
            <text:p>uŋ</text:p>
          </table:table-cell>
          <table:table-cell/>
          <table:table-cell table:style-name="ce9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9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style-name="ce8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9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0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9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0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9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table:style-name="ce7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9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9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table:style-name="ce7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9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2"/>
          <table:table-cell table:style-name="ce12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9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9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9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9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um</text:p>
          </table:table-cell>
          <table:table-cell/>
          <table:table-cell table:style-name="ce9"/>
          <table:table-cell table:style-name="ce7" office:value-type="string">
            <text:p>ɦuŋ</text:p>
          </table:table-cell>
          <table:table-cell office:value-type="string">
            <text:p>wait for</text:p>
          </table:table-cell>
          <table:table-cell table:style-name="ce13"/>
          <table:table-cell office:value-type="string">
            <text:p>huŋma (huŋu)</text:p>
          </table:table-cell>
        </table:table-row>
        <table:table-row table:style-name="ro10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9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0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9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table:number-columns-repeated="2" office:value-type="string">
            <text:p>uŋ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9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1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9"/>
          <table:table-cell table:number-columns-repeated="2"/>
          <table:table-cell office:value-type="string">
            <text:p>uk</text:p>
          </table:table-cell>
          <table:table-cell table:style-name="ce9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2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9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9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7" office:value-type="string">
            <text:p>kur</text:p>
          </table:table-cell>
          <table:table-cell office:value-type="string">
            <text:p>carry</text:p>
          </table:table-cell>
          <table:table-cell table:style-name="ce11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9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2" office:value-type="string">
            <text:p>kapma, <text:span text:style-name="T2">kaptu</text:span>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9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14" office:value-type="string">
            <text:p>kʰonma, kʰonta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0">
          <table:table-cell/>
          <table:table-cell table:number-columns-repeated="3" office:value-type="string">
            <text:p>kh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table:number-columns-repeated="2" office:value-type="string">
            <text:p>iŋ</text:p>
          </table:table-cell>
          <table:table-cell/>
          <table:table-cell table:style-name="ce9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 table:number-columns-repeated="2"/>
          <table:table-cell table:style-name="ce9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7" office:value-type="string">
            <text:p>kʰonma (kʰolu)</text:p>
          </table:table-cell>
        </table:table-row>
        <table:table-row table:style-name="ro10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9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9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9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3" office:value-type="string">
            <text:p>uk</text:p>
          </table:table-cell>
          <table:table-cell table:style-name="ce9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ɛ</text:p>
          </table:table-cell>
          <table:table-cell table:number-columns-repeated="2"/>
          <table:table-cell table:style-name="ce9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9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9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9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9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9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9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9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0">
          <table:table-cell/>
          <table:table-cell table:number-columns-repeated="2" office:value-type="string">
            <text:p>m</text:p>
          </table:table-cell>
          <table:table-cell/>
          <table:table-cell table:style-name="ce9"/>
          <table:table-cell/>
          <table:table-cell table:number-columns-repeated="2" office:value-type="string">
            <text:p>akt</text:p>
          </table:table-cell>
          <table:table-cell table:style-name="ce9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0">
          <table:table-cell/>
          <table:table-cell office:value-type="string">
            <text:p>m</text:p>
          </table:table-cell>
          <table:table-cell table:number-columns-repeated="2"/>
          <table:table-cell table:style-name="ce9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9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0">
          <table:table-cell/>
          <table:table-cell table:number-columns-repeated="3" office:value-type="string">
            <text:p>m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9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9"/>
          <table:table-cell table:style-name="ce7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9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1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0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9"/>
          <table:table-cell table:style-name="ce10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9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9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9"/>
          <table:table-cell table:style-name="ce8" office:value-type="string">
            <text:p>pott</text:p>
          </table:table-cell>
          <table:table-cell office:value-type="string">
            <text:p>blossom</text:p>
          </table:table-cell>
          <table:table-cell table:style-name="ce8"/>
          <table:table-cell office:value-type="string">
            <text:p>batma, bara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9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9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0">
          <table:table-cell/>
          <table:table-cell table:number-columns-repeated="2" office:value-type="string">
            <text:p>ph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9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16" office:value-type="string">
            <text:p>pʰama (pʰasu)</text:p>
          </table:table-cell>
        </table:table-row>
        <table:table-row table:style-name="ro10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9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0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9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9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9"/>
          <table:table-cell table:style-name="ce7" office:value-type="string">
            <text:p>ruŋt</text:p>
          </table:table-cell>
          <table:table-cell office:value-type="string">
            <text:p>tremble, shiver</text:p>
          </table:table-cell>
          <table:table-cell table:style-name="ce8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9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/>
          <table:table-cell table:number-columns-repeated="2" office:value-type="string">
            <text:p>ak</text:p>
          </table:table-cell>
          <table:table-cell table:style-name="ce9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9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9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9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s</text:p>
          </table:table-cell>
          <table:table-cell table:style-name="ce9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9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9"/>
          <table:table-cell table:style-name="ce8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9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9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9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9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9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9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0">
          <table:table-cell/>
          <table:table-cell table:number-columns-repeated="2" office:value-type="string">
            <text:p>th</text:p>
          </table:table-cell>
          <table:table-cell/>
          <table:table-cell table:style-name="ce9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9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table:style-name="ce8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9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9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9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9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9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9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9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9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1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9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</text:p>
          </table:table-cell>
          <table:table-cell table:style-name="ce7" office:value-type="string">
            <text:p>aŋt</text:p>
          </table:table-cell>
          <table:table-cell/>
          <table:table-cell table:style-name="ce9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9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9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/>
          <table:table-cell table:number-columns-repeated="2" office:value-type="string">
            <text:p>aŋ</text:p>
          </table:table-cell>
          <table:table-cell table:style-name="ce9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9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9"/>
          <table:table-cell table:style-name="ce8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9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9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1" office:value-type="string">
            <text:p>ɔˀr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2" office:value-type="string">
            <text:p>ema (<text:span text:style-name="T2">esa</text:span><text:span text:style-name="T4">)</text:span>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9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9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9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table:number-columns-repeated="2" office:value-type="string">
            <text:p>i</text:p>
          </table:table-cell>
          <table:table-cell/>
          <table:table-cell table:style-name="ce9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9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/>
          <table:table-cell table:number-columns-repeated="2" office:value-type="string">
            <text:p>apt</text:p>
          </table:table-cell>
          <table:table-cell table:style-name="ce9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0">
          <table:table-cell table:number-columns-repeated="4"/>
          <table:table-cell table:style-name="ce9"/>
          <table:table-cell table:number-columns-repeated="3"/>
          <table:table-cell table:style-name="ce9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>
            <text:p>t</text:p>
          </table:table-cell>
          <table:table-cell table:style-name="ce9"/>
          <table:table-cell office:value-type="string">
            <text:p>it</text:p>
          </table:table-cell>
          <table:table-cell table:number-columns-repeated="2"/>
          <table:table-cell table:style-name="ce9"/>
          <table:table-cell table:number-columns-repeated="3"/>
          <table:table-cell office:value-type="string">
            <text:p>tukma, tu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th</text:p>
          </table:table-cell>
          <table:table-cell table:style-name="ce9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9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9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9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k</text:p>
          </table:table-cell>
          <table:table-cell table:style-name="ce9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9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0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9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w</text:p>
          </table:table-cell>
          <table:table-cell table:style-name="ce9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9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9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 office:value-type="string">
            <text:p>opt</text:p>
          </table:table-cell>
          <table:table-cell table:number-columns-repeated="2" table:style-name="ce7" office:value-type="string">
            <text:p>opt</text:p>
          </table:table-cell>
          <table:table-cell table:style-name="ce9"/>
          <table:table-cell table:style-name="ce11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c</text:p>
          </table:table-cell>
          <table:table-cell table:style-name="ce9"/>
          <table:table-cell office:value-type="string">
            <text:p>ok</text:p>
          </table:table-cell>
          <table:table-cell table:style-name="ce8" office:value-type="string">
            <text:p>ɛkt</text:p>
          </table:table-cell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0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9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9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0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9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9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9"/>
          <table:table-cell table:number-columns-repeated="2"/>
          <table:table-cell office:value-type="string">
            <text:p>hiŋ</text:p>
          </table:table-cell>
          <table:table-cell table:style-name="ce12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9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9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0" table:number-rows-repeated="65336">
          <table:table-cell table:number-columns-repeated="13"/>
        </table:table-row>
        <table:table-row table:style-name="ro10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LZ654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5/02/2016</text:date>, <text:time>15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5T15:04:49.27</dc:date>
    <meta:editing-duration>PT40H50M17S</meta:editing-duration>
    <meta:editing-cycles>333</meta:editing-cycles>
    <meta:generator>OpenOffice.org/3.0$Win32 OpenOffice.org_project/300m15$Build-9379</meta:generator>
    <meta:document-statistic meta:table-count="3" meta:cell-count="3210" meta:object-count="0"/>
    <meta:user-defined meta:name="Info 1"/>
    <meta:user-defined meta:name="Info 2"/>
    <meta:user-defined meta:name="Info 3"/>
    <meta:user-defined meta:name="Info 4"/>
  </office:meta>
</office:document-meta>
</file>